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Bahnschrift" svg:font-family="Bahnschrif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986cm"/>
      <style:paragraph-properties style:writing-mode="lr-tb"/>
    </style:style>
    <style:style style:name="gr2" style:family="graphic" style:parent-style-name="objectwithoutfill">
      <style:graphic-properties svg:stroke-width="0.102cm" svg:stroke-color="#d8dee9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8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36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5.471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5.47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2.986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2.736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2.7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style:writing-mode="lr-tb"/>
      <style:text-properties fo:color="#e5e9f0" loext:opacity="100%" loext:color-lum-mod="100%" loext:color-lum-off="0%" style:font-name="Arial Black"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e5e9f0" loext:opacity="100%" loext:color-lum-mod="100%" loext:color-lum-off="0%" style:font-name="Bahnschrift"/>
    </style:style>
    <style:style style:name="P8" style:family="paragraph">
      <loext:graphic-properties draw:fill="none" draw:fill-color="#ffffff"/>
      <style:paragraph-properties style:writing-mode="lr-tb"/>
      <style:text-properties fo:color="#e5e9f0" loext:opacity="100%" loext:color-lum-mod="100%" loext:color-lum-off="0%" style:font-name="Arial Black" fo:font-size="55pt" style:font-size-asian="55pt" style:font-size-complex="55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e5e9f0" loext:opacity="100%" loext:color-lum-mod="100%" loext:color-lum-off="0%" style:text-outline="false" style:text-line-through-style="none" style:text-line-through-type="none" style:font-name="Arial Black" fo:font-size="55pt" fo:font-style="normal" fo:text-shadow="none" style:text-underline-style="none" fo:font-weight="normal" style:letter-kerning="true" style:font-name-asian="Source Han Sans CN" style:font-size-asian="55pt" style:font-style-asian="normal" style:font-weight-asian="normal" style:font-name-complex="Noto Sans Devanagari" style:font-size-complex="55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e5e9f0" loext:opacity="100%" loext:color-lum-mod="100%" loext:color-lum-off="0%" style:text-outline="false" style:text-line-through-style="none" style:text-line-through-type="none" style:font-name="Arial Black" fo:font-size="60pt" fo:font-style="normal" fo:text-shadow="none" style:text-underline-style="none" fo:font-weight="normal" style:letter-kerning="true" style:font-name-asian="Source Han Sans CN" style:font-size-asian="60pt" style:font-style-asian="normal" style:font-weight-asian="normal" style:font-name-complex="Noto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color="#e5e9f0" loext:opacity="100%" loext:color-lum-mod="100%" loext:color-lum-off="0%" style:font-name="Bahnschrift" fo:font-size="18pt"/>
    </style:style>
    <style:style style:name="T1" style:family="text">
      <style:text-properties fo:font-variant="normal" fo:text-transform="none" fo:color="#e5e9f0" loext:opacity="100%" style:text-outline="false" style:text-line-through-style="none" style:text-line-through-type="none" style:font-name="Arial Black" fo:font-size="60pt" fo:font-style="normal" fo:text-shadow="none" style:text-underline-style="none" fo:font-weight="normal" style:letter-kerning="true" style:font-name-asian="Source Han Sans CN" style:font-size-asian="60pt" style:font-style-asian="normal" style:font-weight-asian="normal" style:font-name-complex="Noto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Bahnschrift"/>
    </style:style>
    <style:style style:name="T3" style:family="text">
      <style:text-properties fo:font-variant="normal" fo:text-transform="none" fo:color="#e5e9f0" loext:opacity="100%" style:text-outline="false" style:text-line-through-style="none" style:text-line-through-type="none" style:font-name="Arial Black" fo:font-size="55pt" fo:font-style="normal" fo:text-shadow="none" style:text-underline-style="none" fo:font-weight="normal" style:letter-kerning="true" style:font-name-asian="Source Han Sans CN" style:font-size-asian="55pt" style:font-style-asian="normal" style:font-weight-asian="normal" style:font-name-complex="Noto Sans Devanagari" style:font-size-complex="5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Bahnschrift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5.875cm" svg:height="3.236cm" svg:x="6.063cm" svg:y="4.757cm">
          <draw:text-box>
            <text:p text:style-name="P1"><text:span text:style-name="T1">MD5</text:span></text:p>
          </draw:text-box>
        </draw:frame>
        <draw:frame draw:style-name="gr1" draw:text-style-name="P2" draw:layer="layout" svg:width="15.875cm" svg:height="3.236cm" svg:x="6.063cm" svg:y="7.757cm">
          <draw:text-box>
            <text:p text:style-name="P1"><text:span text:style-name="T1">SHA1</text:span></text:p>
          </draw:text-box>
        </draw:frame>
        <draw:line draw:style-name="gr2" draw:text-style-name="P3" draw:layer="layout" svg:x1="11.778cm" svg:y1="7.875cm" svg:x2="16.223cm" svg:y2="7.875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5.875cm" svg:height="3.236cm" svg:x="6.063cm" svg:y="0.857cm">
          <draw:text-box>
            <text:p text:style-name="P1"><text:span text:style-name="T1">MD5</text:span></text:p>
          </draw:text-box>
        </draw:frame>
        <draw:frame draw:style-name="gr4" draw:text-style-name="P7" draw:layer="layout" svg:width="22.86cm" svg:height="4.061cm" svg:x="2.57cm" svg:y="7.115cm">
          <draw:text-box>
            <text:p text:style-name="P5"><text:span text:style-name="T2">- Message Digest Algorithm</text:span></text:p>
            <text:p text:style-name="P5"><text:span text:style-name="T2">- 1991</text:span></text:p>
            <text:p text:style-name="P6"><text:span text:style-name="T2">- 128 Bit hash</text:span></text:p>
            <text:p text:style-name="P5"><text:span text:style-name="T2">- heute unsicher</text:span></text:p>
            <text:p text:style-name="P6"><text:span text:style-name="T2">- Prüfsumme</text:span></text:p>
            <text:p text:style-name="P6"><text:span text:style-name="T2">- Zufallsgenerato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15.875cm" svg:height="2.986cm" svg:x="6.063cm" svg:y="0.982cm">
          <draw:text-box>
            <text:p text:style-name="P1"><text:span text:style-name="T3">Sicherheit</text:span></text:p>
          </draw:text-box>
        </draw:frame>
        <draw:frame draw:style-name="gr4" draw:text-style-name="P7" draw:layer="layout" svg:width="22.86cm" svg:height="4.061cm" svg:x="2.57cm" svg:y="7.116cm">
          <draw:text-box>
            <text:p text:style-name="P6"><text:span text:style-name="T2">- Nachfolger von MD4</text:span></text:p>
            <text:p text:style-name="P6"><text:span text:style-name="T2">- nicht kollisionsresisten</text:span></text:p>
            <text:p text:style-name="P6"><text:span text:style-name="T2">- gleicher hash sehr schnell gefunden</text:span></text:p>
            <text:p text:style-name="P6"><text:span text:style-name="T2">- Flame Mal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Flame Malware:</text:p>
              <text:p>- Espionage im nahen osten</text:p>
              <text:p>- gefälschtes Code-Signing-Zertifikat durch MD5 Kollisionsangriff erzeugt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303cm" svg:height="5.721cm" svg:x="3.349cm" svg:y="-0.385cm">
          <draw:text-box>
            <text:p text:style-name="P1"><text:span text:style-name="T3">Kollisionsangr</text:span><text:span text:style-name="T3">iffe</text:span></text:p>
          </draw:text-box>
        </draw:frame>
        <draw:frame draw:style-name="gr4" draw:text-style-name="P7" draw:layer="layout" svg:width="22.86cm" svg:height="4.061cm" svg:x="2.57cm" svg:y="7.116cm">
          <draw:text-box>
            <text:p text:style-name="P6"><text:span text:style-name="T2">- 2 Nachrichten, gleicher Hash</text:span></text:p>
            <text:p text:style-name="P6"><text:span text:style-name="T2">- 1996 erste echte Kollision</text:span></text:p>
            <text:p text:style-name="P6"><text:span text:style-name="T2">- 2004 erste systematische Kollisionen</text:span></text:p>
            <text:p text:style-name="P6"><text:span text:style-name="T2">- ca. 1H</text:span></text:p>
            <text:p text:style-name="P6"><text:span text:style-name="T2">- heute wenige Sekunden</text:span></text:p>
            <text:p text:style-name="P6"><text:span text:style-name="T2">- 2008 gefälschtes CA-Zertifika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2004:</text:p>
              <text:p>- Wang Xiaoyun</text:p>
              <text:p/>
              <text:p>CA-Zertifikat:</text:p>
              <text:p>- Marc Stevens und Alexander Sotirov</text:p>
              <text:p>- fälschen von SSL-Zertifikat</text:p>
              <text:p>- 200 Playstation 3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text-style-name="P9" draw:layer="layout" svg:width="21.303cm" svg:height="5.721cm" svg:x="3.349cm" svg:y="-0.385cm">
          <draw:text-box>
            <text:p text:style-name="P1"><text:span text:style-name="T3">Password-</text:span><text:span text:style-name="T3">Hashing</text:span></text:p>
          </draw:text-box>
        </draw:frame>
        <draw:frame draw:style-name="gr4" draw:text-style-name="P7" draw:layer="layout" svg:width="22.86cm" svg:height="4.061cm" svg:x="2.57cm" svg:y="7.116cm">
          <draw:text-box>
            <text:p text:style-name="P6"><text:span text:style-name="T2">- mit bekanntem Hash password berechnen</text:span></text:p>
            <text:p text:style-name="P6"><text:span text:style-name="T2">- hashwert von dictionary / brute force password </text:span><text:span text:style-name="T2">berechnen</text:span></text:p>
            <text:p text:style-name="P6"><text:span text:style-name="T2"><text:tab/></text:span><text:span text:style-name="T2">→ </text:span><text:span text:style-name="T2">hash mit password hash vergleichen</text:span></text:p>
            <text:p text:style-name="P6"><text:span text:style-name="T2">- hash auf GPU berechnet</text:span></text:p>
            <text:p text:style-name="P6"><text:span text:style-name="T2">- Rainbowtabl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5.875cm" svg:height="3.236cm" svg:x="6.063cm" svg:y="0.857cm">
          <draw:text-box>
            <text:p text:style-name="P1"><text:span text:style-name="T1">SHA1</text:span></text:p>
          </draw:text-box>
        </draw:frame>
        <draw:frame draw:style-name="gr4" draw:text-style-name="P7" draw:layer="layout" svg:width="22.86cm" svg:height="4.061cm" svg:x="2.57cm" svg:y="7.116cm">
          <draw:text-box>
            <text:p text:style-name="P6"><text:span text:style-name="T4">- Secure Hash Algorithm</text:span></text:p>
            <text:p text:style-name="P6"><text:span text:style-name="T4">- NIST + NSA</text:span></text:p>
            <text:p text:style-name="P6"><text:span text:style-name="T4">- 1993, 1995 korrigiert</text:span></text:p>
            <text:p text:style-name="P6"><text:span text:style-name="T4">- 160 Bit hash</text:span></text:p>
            <text:p text:style-name="P6"><text:span text:style-name="T4">- heute unsich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9" draw:text-style-name="P9" draw:layer="layout" svg:width="15.875cm" svg:height="2.986cm" svg:x="6.063cm" svg:y="0.982cm">
          <draw:text-box>
            <text:p text:style-name="P1"><text:span text:style-name="T3">Sicherheit</text:span></text:p>
          </draw:text-box>
        </draw:frame>
        <draw:frame draw:style-name="gr4" draw:text-style-name="P7" draw:layer="layout" svg:width="22.86cm" svg:height="4.061cm" svg:x="2.57cm" svg:y="7.117cm">
          <draw:text-box>
            <text:p text:style-name="P6"><text:span text:style-name="T4">- Februar 2005 Kollisionsberechnung von 2^80 auf </text:span><text:span text:style-name="T4">2^69 gesenkt</text:span></text:p>
            <text:p text:style-name="P6"><text:span text:style-name="T4">- August auf 2^63</text:span></text:p>
            <text:p text:style-name="P6"><text:span text:style-name="T4">- 2006 25% der Nachricht frei wählbar</text:span></text:p>
            <text:p text:style-name="P6"><text:span text:style-name="T4">- 2015 Chosen-Prefix-Kollision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Februar 2005:</text:p>
              <text:p>- Wang Xiaoyun</text:p>
              <text:p/>
              <text:p>2015:</text:p>
              <text:p>- 2^57</text:p>
              <text:p>- Marc Stevens</text:p>
              <text:p>- 64 NVIDIA GPU</text:p>
              <text:p>- &lt; 200k $ cloud computing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0" draw:text-style-name="P9" draw:layer="layout" svg:width="15.875cm" svg:height="2.986cm" svg:x="6.063cm" svg:y="0.982cm">
          <draw:text-box>
            <text:p text:style-name="P1"><text:span text:style-name="T3">Quellen</text:span></text:p>
          </draw:text-box>
        </draw:frame>
        <draw:frame draw:style-name="gr11" draw:text-style-name="P12" draw:layer="layout" svg:width="22.225cm" svg:height="2.156cm" svg:x="2.888cm" svg:y="7.039cm">
          <draw:text-box>
            <text:p><text:span text:style-name="T4">- </text:span><text:span text:style-name="T4"><text:a xlink:href="https://en.wikipedia.org/wiki/SHA-1" xlink:type="simple">https://en.wikipedia.org/wiki/SHA-1</text:a></text:span></text:p>
            <text:p><text:span text:style-name="T4">- </text:span><text:span text:style-name="T4"><text:a xlink:href="https://en.wikipedia.org/wiki/MD5" xlink:type="simple">https://en.wikipedia.org/wiki/MD5</text:a></text:span></text:p>
            <text:p><text:span text:style-name="T4">- </text:span><text:span text:style-name="T4"><text:a xlink:href="https://github.com/TheAlgorithms/Python" xlink:type="simple">https://github.com/TheAlgorithms/Python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Februar 2005:</text:p>
              <text:p>- Wang Xiaoyun</text:p>
              <text:p/>
              <text:p>2015:</text:p>
              <text:p>- 2^57</text:p>
              <text:p>- Marc Stevens</text:p>
              <text:p>- 64 NVIDIA GPU</text:p>
              <text:p>- &lt; 200k $ cloud computing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Bahnschrift" svg:font-family="Bahnschrif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0:17:04.497344443</meta:creation-date>
    <dc:date>2023-04-16T15:18:34.682678798</dc:date>
    <meta:editing-duration>PT6H56M8S</meta:editing-duration>
    <meta:editing-cycles>29</meta:editing-cycles>
    <meta:generator>LibreOffice/7.4.6.2$Linux_X86_64 LibreOffice_project/40$Build-2</meta:generator>
    <meta:document-statistic meta:object-count="54"/>
  </office:meta>
</office:document-meta>
</file>